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list-style-name="L1">
      <style:text-properties officeooo:rsid="0036aa79" officeooo:paragraph-rsid="001d3a0f"/>
    </style:style>
    <style:style style:name="P5" style:family="paragraph" style:parent-style-name="Standard">
      <style:text-properties officeooo:rsid="0036aa79" officeooo:paragraph-rsid="000c7d11"/>
    </style:style>
    <style:style style:name="P6" style:family="paragraph" style:parent-style-name="Standard">
      <style:text-properties officeooo:rsid="0036aa79" officeooo:paragraph-rsid="000b69d2"/>
    </style:style>
    <style:style style:name="P7" style:family="paragraph" style:parent-style-name="Standard">
      <style:text-properties officeooo:rsid="0036aa79" officeooo:paragraph-rsid="001d3a0f"/>
    </style:style>
    <style:style style:name="P8" style:family="paragraph" style:parent-style-name="Standard">
      <style:text-properties officeooo:rsid="001cd421" officeooo:paragraph-rsid="001cd421"/>
    </style:style>
    <style:style style:name="P9" style:family="paragraph" style:parent-style-name="Standard">
      <style:text-properties officeooo:paragraph-rsid="001d1c13"/>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a63d" officeooo:paragraph-rsid="001da63d"/>
    </style:style>
    <style:style style:name="T1" style:family="text">
      <style:text-properties officeooo:rsid="0037e4b5"/>
    </style:style>
    <style:style style:name="T2" style:family="text">
      <style:text-properties officeooo:rsid="000c7d11"/>
    </style:style>
    <style:style style:name="T3" style:family="text">
      <style:text-properties officeooo:rsid="0012421f"/>
    </style:style>
    <style:style style:name="T4" style:family="text">
      <style:text-properties officeooo:rsid="00166cce"/>
    </style:style>
    <style:style style:name="T5" style:family="text">
      <style:text-properties officeooo:rsid="00173488"/>
    </style:style>
    <style:style style:name="T6" style:family="text">
      <style:text-properties officeooo:rsid="001cd4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배경</text:p>
      <text:p text:style-name="P2">0. 연구의 학술적 가치의 범위를 넘어서 사회적 가치 증대가 중요해졌다. 이를 위한 한정된 연구 자원 투입의 최적화가 필요하다.</text:p>
      <text:p text:style-name="P7">0-1. 사회적 가치 증대를 위한 커뮤니케이션 활동 증가와 예시</text:p>
      <text:p text:style-name="P7">0-2. 커뮤니케이션의 효과 추정 방법 예</text:p>
      <text:p text:style-name="P2"><text:s/>현대에는 연구 과제의 복잡화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3"><text:s/>그런데 최근, 연구의 가치에 대한 재고가 대두되고 있다. 예로부터 연구의 가치는, 연구자가 미지의 지식의 창조하고, 직접적 이해관계자<text:span text:style-name="T2">(stakeholders)</text:span>가 연구 성과를 이용하여 <text:span text:style-name="T2">2차적 </text:span>가치를 창조하는 프로세스를 통해 평가되었다. 이렇게 책정된 연구의 가치는 다소 협소한 이해관계자 커뮤니티의 관점만을 반영하고 있으며, 연구 가치에 대한 사회적 통념과 괴리가 발생할 수 있음이 지적되고 있다. 이러한 괴리는, 학술 커뮤니티와 사회의 공감대를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가치를 대변 또는 반영하는 다양한 커뮤니케이션 활동과, 그것이 형성되는 채널에 대해 관심이 모이고 있다. 예를 들어 매스미디어에서는 신문기사 또는 뉴스, 다큐멘터리 등의 <text:span text:style-name="T3">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9"><text:s/>연구를 둘러싼 이러한 광의의 커뮤니케이션의 효과를 추정하려는 다양한 시도가 존재했다. 연구의 학술적 영향력을 추정하는 대표적 기존 방법인 서지계량학<text:span text:style-name="T4">(Bibliometrics)</text:span>적 접근의 한계가 지적되는 중, 학술 출판 및 성과가 온라인으로 이동함에 따라, 다운로드와 뷰카운트에 기초한 <text:span text:style-name="T6">usage metrics, 웹 링크를 토대로 한 webometrics가 제안되었다. 그리고</text:span> <text:span text:style-name="T5">2010년부터 SNS상에서의 커뮤니케이션 활동과 상호작용을 기초로 하는[3] 새로운 계량적 추정법인</text:span> <text:span text:style-name="T5">Altmetrics 이 제창되었다. Altmetrics는 ‘대체’를 의미하는 ‘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s사가 제공하는 Altmetric Attention Score(구 Altmetric)는, SNS을 포함한 다양한 소스에서 논문이 언급되는 횟수를 종합하여, 논문의 광의적 가치 지표를 제공한다.</text:span></text:p>
      <text:p text:style-name="P7"/>
      <text:p text:style-name="P7">과제</text:p>
      <text:p text:style-name="P7">1. 유튜브에 대한 연구 부족</text:p>
      <text:p text:style-name="P7">1-1. 과제 적용의 예시:</text:p>
      <text:list xml:id="list4243890713629065825" text:style-name="L1">
        <text:list-item>
          <text:p text:style-name="P4">유튜브가 논문 메트릭에 미치는 영향이 유의하다면, 연구자들이 유튜브를 이용한 커뮤니케이션에 연구 자원을 투입하는 근거가 된다.</text:p>
        </text:list-item>
        <text:list-item>
          <text:p text:style-name="P4">비디오와 메트릭의 계량적 분석을 통해 효과적인 비디오의 형식을 제안할 수 있다면, 연구자들은 목적에 맞는 최적의 커뮤니케이션 전략을 구사할 수 있다.</text:p>
        </text:list-item>
      </text:list>
      <text:p text:style-name="P3"><text:s/>한편 미디어의 발달에 따라, 학계에서 다양한 포맷의 커뮤니케이션이 등장하고 있다. 기존의 문자, 글을 통한 커뮤니케이션은 논리성, 상세함을 전달함에 있어서 여전히 훌륭한 포맷이나, 여러가지 한계를 지적받으며 다른 여러 형태에 도전받고있다. 예를 들어 도표를 기초로 한 학술 포스터는 이미 전형적인 학술 커뮤니케이션 포맷로 자리매김했다. 그런데 최근에 성장하는 포맷 중 하나에 비디오가 거론된다.</text:p>
      <text:p text:style-name="P11">(비디오의 활성화 관측)</text:p>
      <text:p text:style-name="P11"><text:soft-page-break/>(연구 부족)</text:p>
      <text:p text:style-name="P11">ㅈㄲ</text:p>
      <text:p text:style-name="P3"/>
      <text:p text:style-name="P3"/>
      <text:p text:style-name="P8">[1] J. Priem, D. Taraborelli, P. Groth, C. Neylon (2010), Altmetrics: A manifesto, 26 October 2010. http://altmetrics.org/manifesto</text:p>
      <text:p text:style-name="P8">[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0">[4]</text:p>
      <text:p text:style-name="P2"/>
      <text:p text:style-name="P2"/>
      <text:p text:style-name="P2"/>
      <text:p text:style-name="P2"/>
      <text:p text:style-name="P2">제안<text:span text:style-name="T1">(과제에 관해 이 연구가 하고자 하는 것)</text:span></text:p>
      <text:p text:style-name="P2">2.</text:p>
      <text:p text:style-name="P2">비디오가 논문 메트릭스에 유의한 영향을 주는가</text:p>
      <text:p text:style-name="P1">2-1. 수법의 검증</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text:soft-page-break/>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0-12-12T14:53:05.711112658</dc:date>
    <meta:editing-duration>PT1H9M7S</meta:editing-duration>
    <meta:editing-cycles>12</meta:editing-cycles>
    <meta:document-statistic meta:table-count="0" meta:image-count="0" meta:object-count="0" meta:page-count="3" meta:paragraph-count="41" meta:word-count="3255" meta:character-count="4714" meta:non-whitespace-character-count="4061"/>
  </office:meta>
</office:document-meta>
</file>